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3">
      <style:paragraph-properties fo:text-align="center" style:justify-single-word="false"/>
      <style:text-properties officeooo:paragraph-rsid="00139ef7"/>
    </style:style>
    <style:style style:name="P2" style:family="paragraph" style:parent-style-name="Standard">
      <style:paragraph-properties fo:text-align="center" style:justify-single-word="false"/>
      <style:text-properties fo:font-size="14pt" officeooo:paragraph-rsid="00139ef7" style:font-size-asian="14pt" style:font-size-complex="14pt"/>
    </style:style>
    <style:style style:name="P3" style:family="paragraph" style:parent-style-name="Standard">
      <style:paragraph-properties fo:text-align="center" style:justify-single-word="false"/>
      <style:text-properties officeooo:paragraph-rsid="00139ef7"/>
    </style:style>
    <style:style style:name="P4" style:family="paragraph" style:parent-style-name="Standard">
      <style:paragraph-properties fo:text-align="start" style:justify-single-word="false"/>
      <style:text-properties fo:font-weight="normal" officeooo:rsid="0083b278" officeooo:paragraph-rsid="00139ef7" style:font-weight-asian="normal" style:font-weight-complex="normal"/>
    </style:style>
    <style:style style:name="P5" style:family="paragraph" style:parent-style-name="Standard">
      <style:paragraph-properties fo:text-align="start" style:justify-single-word="false"/>
      <style:text-properties fo:font-weight="normal" officeooo:rsid="008cd40e" officeooo:paragraph-rsid="008cd40e" style:font-weight-asian="normal" style:font-weight-complex="normal"/>
    </style:style>
    <style:style style:name="P6" style:family="paragraph" style:parent-style-name="Standard">
      <style:paragraph-properties fo:text-align="start" style:justify-single-word="false"/>
      <style:text-properties fo:font-weight="normal" officeooo:rsid="009485f1" officeooo:paragraph-rsid="009485f1" style:font-weight-asian="normal" style:font-weight-complex="normal"/>
    </style:style>
    <style:style style:name="P7" style:family="paragraph" style:parent-style-name="Standard">
      <style:paragraph-properties fo:text-align="start" style:justify-single-word="false"/>
      <style:text-properties officeooo:paragraph-rsid="00139ef7"/>
    </style:style>
    <style:style style:name="P8" style:family="paragraph" style:parent-style-name="Standard" style:list-style-name="L4">
      <style:paragraph-properties fo:text-align="start" style:justify-single-word="false"/>
      <style:text-properties officeooo:paragraph-rsid="00894ba0"/>
    </style:style>
    <style:style style:name="P9" style:family="paragraph" style:parent-style-name="Standard">
      <style:paragraph-properties fo:text-align="start" style:justify-single-word="false"/>
      <style:text-properties officeooo:paragraph-rsid="00894ba0"/>
    </style:style>
    <style:style style:name="P10" style:family="paragraph" style:parent-style-name="Standard">
      <style:paragraph-properties fo:text-align="start" style:justify-single-word="false"/>
      <style:text-properties officeooo:paragraph-rsid="008cd40e"/>
    </style:style>
    <style:style style:name="P11" style:family="paragraph" style:parent-style-name="Standard">
      <style:paragraph-properties fo:text-align="start" style:justify-single-word="false"/>
      <style:text-properties officeooo:paragraph-rsid="00901583"/>
    </style:style>
    <style:style style:name="P12" style:family="paragraph" style:parent-style-name="Standard">
      <style:paragraph-properties fo:text-align="start" style:justify-single-word="false"/>
      <style:text-properties officeooo:paragraph-rsid="0092a8c0"/>
    </style:style>
    <style:style style:name="P13" style:family="paragraph" style:parent-style-name="Standard">
      <style:paragraph-properties fo:text-align="start" style:justify-single-word="false"/>
      <style:text-properties fo:font-size="12pt" officeooo:paragraph-rsid="00139ef7" style:font-size-asian="12pt" style:font-size-complex="12pt"/>
    </style:style>
    <style:style style:name="P14" style:family="paragraph" style:parent-style-name="Standard">
      <style:paragraph-properties fo:text-align="start" style:justify-single-word="false"/>
      <style:text-properties fo:font-size="12pt" fo:font-weight="bold" officeooo:rsid="00875ddf" officeooo:paragraph-rsid="00875ddf" style:font-size-asian="12pt" style:font-weight-asian="bold" style:font-size-complex="12pt" style:font-weight-complex="bold"/>
    </style:style>
    <style:style style:name="P15" style:family="paragraph" style:parent-style-name="Standard">
      <style:paragraph-properties fo:text-align="center" style:justify-single-word="false"/>
      <style:text-properties fo:font-size="12pt" fo:font-weight="bold" officeooo:rsid="00875ddf" officeooo:paragraph-rsid="00875ddf" style:font-size-asian="12pt" style:font-weight-asian="bold" style:font-size-complex="12pt" style:font-weight-complex="bold"/>
    </style:style>
    <style:style style:name="P16" style:family="paragraph" style:parent-style-name="Standard">
      <style:paragraph-properties fo:text-align="center" style:justify-single-word="false"/>
      <style:text-properties fo:font-weight="bold" officeooo:rsid="008cd40e" officeooo:paragraph-rsid="008cd40e" style:font-weight-asian="bold" style:font-weight-complex="bold"/>
    </style:style>
    <style:style style:name="P17" style:family="paragraph" style:parent-style-name="Standard">
      <style:paragraph-properties fo:text-align="center" style:justify-single-word="false"/>
      <style:text-properties fo:font-weight="bold" officeooo:rsid="00927fd6" officeooo:paragraph-rsid="00927fd6" style:font-weight-asian="bold" style:font-weight-complex="bold"/>
    </style:style>
    <style:style style:name="P18" style:family="paragraph" style:parent-style-name="Standard">
      <style:paragraph-properties fo:text-align="center" style:justify-single-word="false"/>
      <style:text-properties fo:font-weight="bold" officeooo:rsid="009485f1" officeooo:paragraph-rsid="009485f1" style:font-weight-asian="bold" style:font-weight-complex="bold"/>
    </style:style>
    <style:style style:name="T1" style:family="text">
      <style:text-properties fo:font-size="14pt" style:font-size-asian="14pt" style:font-size-complex="14pt"/>
    </style:style>
    <style:style style:name="T2" style:family="text">
      <style:text-properties officeooo:rsid="00091eaa"/>
    </style:style>
    <style:style style:name="T3" style:family="text">
      <style:text-properties officeooo:rsid="00a19d37"/>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83b278" style:font-weight-asian="normal" style:font-weight-complex="normal"/>
    </style:style>
    <style:style style:name="T7" style:family="text">
      <style:text-properties fo:font-weight="normal" officeooo:rsid="00894ba0" style:font-weight-asian="normal" style:font-weight-complex="normal"/>
    </style:style>
    <style:style style:name="T8" style:family="text">
      <style:text-properties fo:font-weight="normal" officeooo:rsid="008b0b5c" style:font-weight-asian="normal" style:font-weight-complex="normal"/>
    </style:style>
    <style:style style:name="T9" style:family="text">
      <style:text-properties fo:font-weight="normal" officeooo:rsid="008d00e5" style:font-weight-asian="normal" style:font-weight-complex="normal"/>
    </style:style>
    <style:style style:name="T10" style:family="text">
      <style:text-properties fo:font-weight="normal" officeooo:rsid="008cd40e" style:font-weight-asian="normal" style:font-weight-complex="normal"/>
    </style:style>
    <style:style style:name="T11" style:family="text">
      <style:text-properties officeooo:rsid="007170e3"/>
    </style:style>
    <style:style style:name="T12" style:family="text">
      <style:text-properties officeooo:rsid="00860fc4"/>
    </style:style>
    <style:style style:name="T13" style:family="text">
      <style:text-properties officeooo:rsid="008cd40e"/>
    </style:style>
    <style:style style:name="T14" style:family="text">
      <style:text-properties officeooo:rsid="0083b278"/>
    </style:style>
    <style:style style:name="T15" style:family="text">
      <style:text-properties officeooo:rsid="008ecd27"/>
    </style:style>
    <style:style style:name="T16" style:family="text">
      <style:text-properties officeooo:rsid="00901583"/>
    </style:style>
    <style:style style:name="T17" style:family="text">
      <style:text-properties officeooo:rsid="00909732"/>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a xlink:type="simple" xlink:href="https://learning.oreilly.com/library/view/programming-kotlin/9781680507287/" text:style-name="Internet_20_link" text:visited-style-name="Visited_20_Internet_20_Link"><text:span text:style-name="T1">Programming Kotlin</text:span></text:a></text:h>
      <text:p text:style-name="P3"><text:span text:style-name="T1">By </text:span><text:a xlink:type="simple" xlink:href="https://learning.oreilly.com/search/?query=author%3A%22Venkat%20Subramaniam%22&amp;sort=relevance&amp;highlight=true" text:style-name="Internet_20_link" text:visited-style-name="Visited_20_Internet_20_Link"><text:span text:style-name="T1">Venkat Subramaniam</text:span></text:a></text:p>
      <text:p text:style-name="P2"/>
      <text:p text:style-name="P13"><text:span text:style-name="T2">Part </text:span><text:span text:style-name="T11">4</text:span><text:span text:style-name="T2">. </text:span><text:span text:style-name="T3"><text:line-break/></text:span><text:span text:style-name="T12">Applying Kotlin</text:span></text:p>
      <text:p text:style-name="P13"/>
      <text:p text:style-name="P13"/>
      <text:p text:style-name="P15">Mixing Java and Kotlin</text:p>
      <text:p text:style-name="P15"/>
      <text:p text:style-name="P14"/>
      <text:p text:style-name="P4">If your application is being developed predominantly using Kotlin, you may use Java libraries in your projects as much as you want. If your application is mostly written in Java, you may use Kotlin libraries or even intermix Kotlin source files in your projects. Since Kotlin has special features that are not available in Java—default arguments, to mention one example—the authors of the Kotlin code have to take extra measures if they intend to make the code properly available for calls from Java</text:p>
      <text:p text:style-name="P4"/>
      <text:p text:style-name="P7"><text:span text:style-name="T6">You can intermix code written using Java and Kotlin two different ways:</text:span></text:p>
      <text:p text:style-name="P4"/>
      <text:list xml:id="list2084172474" text:style-name="L4">
        <text:list-item>
          <text:p text:style-name="P8"><text:span text:style-name="T6">Bring code written in either of those languages into a Java or Kotlin project as a JAR file dependency.</text:span></text:p>
        </text:list-item>
        <text:list-item>
          <text:p text:style-name="P8"><text:span text:style-name="T6">Have source files written in the two languages, side by side, in a project.</text:span></text:p>
        </text:list-item>
      </text:list>
      <text:p text:style-name="P9"><text:span text:style-name="T6"/></text:p>
      <text:p text:style-name="P9"><text:span text:style-name="T6"/></text:p>
      <text:p text:style-name="P9"><text:span text:style-name="T6">The first approach is the most common </text:span><text:span text:style-name="T7">and recommended</text:span><text:span text:style-name="T6">. Currently you bring dependencies from Maven or JCenter into your Java projects using a build tool like Maven or Gradle.</text:span></text:p>
      <text:p text:style-name="P9"><text:span text:style-name="T6"/></text:p>
      <text:p text:style-name="P9"><text:span text:style-name="T6">The second approach, of mixing both Java and Kotlin source code in one project, is an option if you’re introducing Kotlin into legacy Java projects and you want to make use of the power of Kotlin in some areas of the application.</text:span></text:p>
      <text:p text:style-name="P9"><text:span text:style-name="T6"/></text:p>
      <text:p text:style-name="P9"><text:span text:style-name="T6">Obviously, to compile the code written in the two different languages, you’ll have to use the compilers of the respective languages. However, complications will arise from interdependencies.Suppose your Kotlin code is calling some of your Java code, and some of your Java code is calling your Kotlin code. Compiling Java code first will fail since the Kotlin code it depends on hasn’t been compiled yet into bytecode. Thankfully, this situation can be resolved by running the Kotlin compiler first and then the Java compiler. For this method to work, you must provide both the Kotlin source files and the Java source files to the Kotlin compiler. Upon seeing the Java source files, the Kotlin compiler will create stubs for the classes and methods in the given Java source files so that the dependencies of the Kotlin code are satisfied. Once the bytecode from the Kotlin code is generated, when you run the Java compiler, it will find the necessary Kotlin code dependencies for the Java code. </text:span><text:span text:style-name="T8">Look also at maven and gradle</text:span></text:p>
      <text:p text:style-name="P9"><text:span text:style-name="T6"/></text:p>
      <text:p text:style-name="P9"><text:span text:style-name="T6"/></text:p>
      <text:p text:style-name="P16"><text:span text:style-name="T14">U</text:span>nit Testing</text:p>
      <text:p text:style-name="P16"/>
      <text:p text:style-name="P10"><text:span text:style-name="T9">T</text:span><text:span text:style-name="T10">o test code written in Kotlin, you may use the traditional Java unit-testing tools: the good old JUnit 4 or the much newer JUnit 5. </text:span><text:span text:style-name="T9">Also Kotlin has it own testing lib </text:span><text:span text:style-name="T4">KotlinTest</text:span></text:p>
      <text:p text:style-name="P10"><text:soft-page-break/>The benefit of using KotlinTest over JUnit is that the tests can follow the Kotlin idiomatic style. KotlinTest also provides facilities to create property-based tests and also data-driven tests. </text:p>
      <text:p text:style-name="P10"/>
      <text:p text:style-name="P11"><text:span text:style-name="T15">Many mocking tools are available on the JVM. For example, Mockito is one of the more popular mocking tools for Java. You can use that for mocking dependencies in Kotlin code as well. <text:line-break/>For mock use io.mockk (also kotlin). </text:span>However use <text:span text:style-name="T4">Mockk</text:span> for a few good reasons. First, Mockk is capable of easily mocking final classes, and that goes in hand with the fact that in Kotlin classes are final by default. Second, Mockk offers nice capabilities to mock dependencies on singleton objects/companion objects and also to mock extension functions. Mockk also provides facilities to test coroutines. In short, when we use features that are specific to Kotlin, we can benefit from a tool that was created to deal with those. </text:p>
      <text:p text:style-name="P11"><text:span text:style-name="T16"><text:line-break/></text:span><text:span text:style-name="T17">Y</text:span>ou’ll need a way to view the coverage. <text:span text:style-name="T4">Jacoco</text:span>, which is a coverage tool that works for Java, works nicely with Kotlin as well.</text:p>
      <text:p text:style-name="P11"/>
      <text:p text:style-name="P5"/>
      <text:p text:style-name="P17">SpringBoot and Kotlin</text:p>
      <text:p text:style-name="P5"/>
      <text:p text:style-name="P5">Spring Boot uses a special Kotlin-Spring compiler plugin to deal with a few things that conflict with the default Kotlin way and the Spring way. In Kotlin, classes are final by default. But Spring expects classes to be open. Without the Kotlin-Spring compiler plugin integration, each class written using Kotlin, like a controller, for example, will have to be explicitly marked open. Thanks to the plugin, we can write the classes without the open keyword. The plugin will inspect a class to see if it has some Spring-related meta-annotations, like @Component, @Async, @Transactional, and so on, and if it does, it’ll automatically open those classes during compilation. Since these are meta-annotations, in addition to opening classes that are decorated with these annotations, the plugin also opens classes that are decorated with derived annotations like @Component.</text:p>
      <text:p text:style-name="P5"/>
      <text:p text:style-name="P12"><text:span text:style-name="T10"><text:line-break/></text:span>Use Kofu to Explicitly Configure Applications<text:span text:style-name="T10"><text:line-break/>If you’d like to explicitly configure the application, refer to the Spring-fu[39] initiative and the Kofu DSL[40] that provide a fluent syntax to configure various properties. In addition to benefiting from a fluent Kotlin API, Kofu-based applications benefit from a significantly less startup time compared to auto-configured applications.</text:span></text:p>
      <text:p text:style-name="P12"><text:span text:style-name="T10"/></text:p>
      <text:p text:style-name="P18"><text:span text:style-name="T13">A</text:span>ndroid and Kotlin</text:p>
      <text:p text:style-name="P18"/>
      <text:p text:style-name="P6">The language is supported as a first-class citizen by Google for programming Android devices. By using Kotlin for Android development, you can access all the benefits of Kotlin when programming on the Android platform—the code is concise and expressive, it’s less error prone, it boosts productivity, and the list goes 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7T22:29:14.649673698</meta:creation-date>
    <meta:generator>LibreOffice/7.0.6.2$Linux_X86_64 LibreOffice_project/00$Build-2</meta:generator>
    <dc:date>2021-10-03T16:40:21.515374207</dc:date>
    <meta:editing-duration>PT4H45M16S</meta:editing-duration>
    <meta:editing-cycles>113</meta:editing-cycles>
    <meta:document-statistic meta:table-count="0" meta:image-count="0" meta:object-count="0" meta:page-count="2" meta:paragraph-count="21" meta:word-count="844" meta:character-count="5105" meta:non-whitespace-character-count="4281"/>
  </office:meta>
</office:document-meta>
</file>